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ef47"/>
    </style:style>
    <style:style style:name="P2" style:family="paragraph" style:parent-style-name="Standard">
      <style:text-properties officeooo:rsid="0014ef47" officeooo:paragraph-rsid="0014ef47"/>
    </style:style>
    <style:style style:name="P3" style:family="paragraph" style:parent-style-name="Standard">
      <style:text-properties officeooo:rsid="0016806c" officeooo:paragraph-rsid="0016806c"/>
    </style:style>
    <style:style style:name="P4" style:family="paragraph" style:parent-style-name="Standard">
      <style:text-properties officeooo:rsid="00172a83" officeooo:paragraph-rsid="00172a83"/>
    </style:style>
    <style:style style:name="P5" style:family="paragraph" style:parent-style-name="Standard">
      <style:text-properties officeooo:rsid="001853b0" officeooo:paragraph-rsid="001853b0"/>
    </style:style>
    <style:style style:name="T1" style:family="text">
      <style:text-properties officeooo:rsid="00185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links to learn CSS</text:p>
      <text:p text:style-name="P1"/>
      <text:p text:style-name="P2"><text:a xlink:type="simple" xlink:href="https://css-tricks.com/snippets/css/a-guide-to-flexbox/">https://css-tricks.com/snippets/css/a-guide-to-flexbox/</text:a></text:p>
      <text:p text:style-name="P2"/>
      <text:p text:style-name="P2"><text:a xlink:type="simple" xlink:href="https://www.youtube.com/watch?v=JJSoEo8JSnc&amp;list=PLillGF-RfqbZTASqIqdvm1R5mLrQq79CU&amp;index=11">https://www.youtube.com/watch?v=JJSoEo8JSnc&amp;list=PLillGF-RfqbZTASqIqdvm1R5mLrQq79CU&amp;index=11</text:a></text:p>
      <text:p text:style-name="P2"/>
      <text:p text:style-name="P2"><text:a xlink:type="simple" xlink:href="https://www.w3schools.com/css/css3_intro.asp">https://www.w3schools.com/css/css3_intro.asp</text:a></text:p>
      <text:p text:style-name="P2"/>
      <text:p text:style-name="P2"/>
      <text:p text:style-name="P3">Good examples for media query:</text:p>
      <text:p text:style-name="P3"><text:a xlink:type="simple" xlink:href="https://www.w3schools.com/css/css3_mediaqueries_ex.asp">https://www.w3schools.com/css/css3_mediaqueries_ex.asp</text:a></text:p>
      <text:p text:style-name="P3"/>
      <text:p text:style-name="P3"/>
      <text:p text:style-name="P4">What is the differenence between bootstrap and flex box <text:span text:style-name="T1">and <text:s/>CSS grid?</text:span></text:p>
      <text:p text:style-name="P4"/>
      <text:p text:style-name="P5">Bootstrap: Its old way to make UI responsive. Its very heavy as we have to get complete css and js file.</text:p>
      <text:p text:style-name="P5">Apart than layout it helps in styling also.</text:p>
      <text:p text:style-name="P5"/>
      <text:p text:style-name="P5">Flexbox: New and mature way to layout the page.</text:p>
      <text:p text:style-name="P5"/>
      <text:p text:style-name="P5">CSS grid: New way for layout and not yet approved by W3C. <text:s/>IE does not support thi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4:31:33.708503000</meta:creation-date>
    <dc:date>2017-08-09T22:26:22.505512000</dc:date>
    <meta:editing-duration>P6DT7H53M52S</meta:editing-duration>
    <meta:editing-cycles>4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1" meta:word-count="81" meta:character-count="646" meta:non-whitespace-character-count="574"/>
  </office:meta>
</office:document-meta>
</file>